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4caea" draw:textarea-horizontal-align="justify" draw:textarea-vertical-align="middle" draw:auto-grow-height="false" fo:min-height="4.15cm" fo:min-width="3.9cm" draw:shadow="hidden" draw:shadow-opacity="100%"/>
    </style:style>
    <style:style style:name="gr2" style:family="graphic" style:parent-style-name="standard">
      <style:graphic-properties draw:fill-color="#bca6d3" draw:textarea-horizontal-align="justify" draw:textarea-vertical-align="middle" draw:auto-grow-height="false" fo:min-height="1.703cm" fo:min-width="2.501cm"/>
    </style:style>
    <style:style style:name="gr3" style:family="graphic" style:parent-style-name="standard">
      <style:graphic-properties draw:fill-color="#a8da9d" draw:textarea-horizontal-align="justify" draw:textarea-vertical-align="middle" draw:auto-grow-height="false" fo:min-height="3.15cm" fo:min-width="4.5cm"/>
    </style:style>
    <style:style style:name="gr4" style:family="graphic" style:parent-style-name="standard">
      <style:graphic-properties draw:fill-color="#a8da9d" draw:textarea-horizontal-align="justify" draw:textarea-vertical-align="middle" draw:auto-grow-height="false" fo:min-height="0.55cm" fo:min-width="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ebe7c6" draw:textarea-horizontal-align="justify" draw:textarea-vertical-align="middle" draw:auto-grow-height="false" fo:min-height="1.35cm" fo:min-width="5.6cm"/>
    </style:style>
    <style:style style:name="gr7" style:family="graphic" style:parent-style-name="standard">
      <style:graphic-properties draw:fill-color="#ebe7c6" draw:textarea-horizontal-align="justify" draw:textarea-vertical-align="middle" draw:auto-grow-height="false" fo:min-height="1.55cm" fo:min-width="3.9cm"/>
    </style:style>
    <style:style style:name="gr8" style:family="graphic" style:parent-style-name="standard">
      <style:graphic-properties draw:fill-color="#ebe7c6" draw:textarea-horizontal-align="justify" draw:textarea-vertical-align="middle" draw:auto-grow-height="false" fo:min-height="1.35cm" fo:min-width="4.6cm"/>
    </style:style>
    <style:style style:name="gr9" style:family="graphic" style:parent-style-name="standard">
      <style:graphic-properties draw:fill-color="#add0d8" draw:textarea-horizontal-align="justify" draw:textarea-vertical-align="middle" draw:auto-grow-height="false" fo:min-height="2.749cm" fo:min-width="2.499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94caea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bca6d3"/>
      <style:paragraph-properties fo:text-align="center"/>
      <style:text-properties fo:color="#59475f"/>
    </style:style>
    <style:style style:name="P4" style:family="paragraph">
      <loext:graphic-properties draw:fill-color="#a8da9d"/>
      <style:paragraph-properties fo:text-align="center"/>
    </style:style>
    <style:style style:name="P5" style:family="paragraph">
      <loext:graphic-properties draw:fill-color="#ebe7c6"/>
      <style:paragraph-properties fo:text-align="center"/>
      <style:text-properties fo:color="#5f5534"/>
    </style:style>
    <style:style style:name="P6" style:family="paragraph">
      <loext:graphic-properties draw:fill-color="#add0d8"/>
      <style:paragraph-properties fo:text-align="center"/>
      <style:text-properties fo:color="#1e3146" fo:font-size="13pt" style:font-size-asian="13pt" style:font-size-complex="13pt"/>
    </style:style>
    <style:style style:name="T1" style:family="text">
      <style:text-properties fo:color="#335a8a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1e3146" fo:font-size="18pt" style:font-size-asian="18pt" style:font-size-complex="18pt"/>
    </style:style>
    <style:style style:name="T4" style:family="text">
      <style:text-properties fo:color="#59475f"/>
    </style:style>
    <style:style style:name="T5" style:family="text">
      <style:text-properties fo:color="#487245"/>
    </style:style>
    <style:style style:name="T6" style:family="text">
      <style:text-properties fo:color="#5f5534"/>
    </style:style>
    <style:style style:name="T7" style:family="text">
      <style:text-properties fo:color="#1e3146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.4cm" svg:height="4.4cm" svg:x="15.6cm" svg:y="9.7cm">
          <text:p text:style-name="P1"><text:span text:style-name="T1">Fenêtre</text:span></text:p>
          <text:p text:style-name="P1"><text:span text:style-name="T1">MailStorage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cm" svg:height="4.4cm" svg:x="1.8cm" svg:y="9.7cm">
          <text:p text:style-name="P1"><text:span text:style-name="T1">Fenêtre</text:span></text:p>
          <text:p text:style-name="P1"><text:span text:style-name="T1">Login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cm" svg:height="3.7cm" svg:x="13.2cm" svg:y="1.7cm">
          <text:p text:style-name="P1"><text:span text:style-name="T4">Base de</text:span></text:p>
          <text:p text:style-name="P1"><text:span text:style-name="T4">Données</text:span></text:p>
          <text:p text:style-name="P1"><text:span text:style-name="T4">SQLit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xml:id="id7" draw:id="id7" draw:layer="layout" svg:width="5cm" svg:height="3.4cm" svg:x="22.7cm" svg:y="10.2cm">
          <text:p text:style-name="P1"/>
          <text:p text:style-name="P1"><text:span text:style-name="T5">Boite Ma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5cm" svg:height="1.6cm" svg:x="22.7cm" svg:y="10.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5" draw:text-style-name="P1" draw:layer="layout" svg:x1="6.2cm" svg:y1="11.9cm" svg:x2="15.6cm" svg:y2="11.9cm" draw:start-shape="id1" draw:start-glue-point="1" draw:end-shape="id2" draw:end-glue-point="3" svg:d="M6200 11900h9400" svg:viewBox="0 0 9401 1">
          <text:p/>
        </draw:connector>
        <draw:custom-shape draw:style-name="gr6" draw:text-style-name="P5" xml:id="id3" draw:id="id3" draw:layer="layout" svg:width="6.1cm" svg:height="1.6cm" svg:x="6.4cm" svg:y="6.8cm">
          <text:p text:style-name="P1"><text:span text:style-name="T6">Classe</text:span></text:p>
          <text:p text:style-name="P1"><text:span text:style-name="T6">Db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8cm" svg:y1="9.7cm" svg:x2="9.45cm" svg:y2="8.4cm" draw:start-shape="id2" draw:start-glue-point="0" draw:end-shape="id3" draw:end-glue-point="2" svg:d="M17800 9700v-650h-8350v-650" svg:viewBox="0 0 8351 1301">
          <text:p/>
        </draw:connector>
        <draw:connector draw:style-name="gr5" draw:text-style-name="P1" draw:layer="layout" svg:x1="4cm" svg:y1="9.7cm" svg:x2="6.4cm" svg:y2="7.6cm" draw:start-shape="id1" draw:start-glue-point="0" draw:end-shape="id3" draw:end-glue-point="3" svg:d="M4000 9700v-2100h2400" svg:viewBox="0 0 2401 2101">
          <text:p/>
        </draw:connector>
        <draw:connector draw:style-name="gr5" draw:text-style-name="P1" draw:layer="layout" svg:x1="9.45cm" svg:y1="6.8cm" svg:x2="14.7cm" svg:y2="5.4cm" draw:start-shape="id3" draw:start-glue-point="0" draw:end-shape="id4" draw:end-glue-point="7" svg:d="M9450 6800v-699h5250v-701" svg:viewBox="0 0 5251 1401">
          <text:p/>
        </draw:connector>
        <draw:custom-shape draw:style-name="gr7" draw:text-style-name="P5" xml:id="id9" draw:id="id9" draw:layer="layout" svg:width="4.4cm" svg:height="1.8cm" svg:x="15.6cm" svg:y="12.3cm">
          <text:p text:style-name="P1"><text:span text:style-name="T6">Classe</text:span></text:p>
          <text:p text:style-name="P1"><text:span text:style-name="T6">MailStorag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4.4cm" svg:height="1.8cm" svg:x="1.8cm" svg:y="12.3cm">
          <text:p text:style-name="P1"><text:span text:style-name="T6">Classe</text:span></text:p>
          <text:p text:style-name="P1"><text:span text:style-name="T6">LoginWindow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6.1cm" svg:height="1.6cm" svg:x="8cm" svg:y="16.9cm">
          <text:p text:style-name="P1"><text:span text:style-name="T6">Classe statique</text:span></text:p>
          <text:p text:style-name="P1"><text:span text:style-name="T6">MailManag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cm" svg:y1="14.1cm" svg:x2="8cm" svg:y2="17.7cm" draw:start-shape="id5" draw:start-glue-point="2" draw:end-shape="id6" draw:end-glue-point="3" svg:d="M4000 14100v3600h4000" svg:viewBox="0 0 4001 3601">
          <text:p/>
        </draw:connector>
        <draw:connector draw:style-name="gr5" draw:text-style-name="P1" draw:layer="layout" svg:x1="14.1cm" svg:y1="17.7cm" svg:x2="25.2cm" svg:y2="13.6cm" draw:start-shape="id6" draw:start-glue-point="1" draw:end-shape="id7" draw:end-glue-point="6" svg:d="M14100 17700h11100v-4100" svg:viewBox="0 0 11101 4101">
          <text:p/>
        </draw:connector>
        <draw:custom-shape draw:style-name="gr8" draw:text-style-name="P5" xml:id="id8" draw:id="id8" draw:layer="layout" svg:width="5.1cm" svg:height="1.6cm" svg:x="8.5cm" svg:y="14.4cm">
          <text:p text:style-name="P1"><text:span text:style-name="T6">Classe statique</text:span></text:p>
          <text:p text:style-name="P1"><text:span text:style-name="T6">Files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1cm" svg:height="1.6cm" svg:x="20.2cm" svg:y="2.5cm">
          <text:p text:style-name="P1"><text:span text:style-name="T6">Classe Statique</text:span></text:p>
          <text:p text:style-name="P1"><text:span text:style-name="T6">Global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15.2cm" svg:x2="17.8cm" svg:y2="14.1cm" draw:start-shape="id8" draw:start-glue-point="1" draw:end-shape="id9" draw:end-glue-point="2" svg:d="M13600 15200h4200v-1100" svg:viewBox="0 0 4201 1101">
          <text:p/>
        </draw:connector>
        <draw:custom-shape draw:style-name="gr9" draw:text-style-name="P6" draw:layer="layout" svg:width="2.999cm" svg:height="2.999cm" svg:x="9.395cm" svg:y="2cm">
          <text:p text:style-name="P1"><text:span text:style-name="T7">Identifiant</text:span></text:p>
          <text:p text:style-name="P1"><text:span text:style-name="T7">Mot de passe</text:span></text:p>
          <text:p text:style-name="P1"><text:span text:style-name="T7">Dossier racine</text:span></text:p>
          <text:p text:style-name="P1"><text:span text:style-name="T7">...</text:span></text:p>
          <draw:enhanced-geometry svg:viewBox="0 0 21600 21600" draw:mirror-horizontal="true" draw:type="line-callout-2" draw:modifiers="-5860.8 11239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5" draw:text-style-name="P1" draw:layer="layout" svg:x1="11.05cm" svg:y1="16cm" svg:x2="11.05cm" svg:y2="16.9cm" draw:start-shape="id8" draw:start-glue-point="2" draw:end-shape="id6" draw:end-glue-point="0" svg:d="M11050 16000v900" svg:viewBox="0 0 1 901">
          <text:p/>
        </draw:connector>
        <draw:custom-shape draw:style-name="gr6" draw:text-style-name="P5" draw:layer="layout" svg:width="6.1cm" svg:height="1.6cm" svg:x="20.2cm" svg:y="4.8cm">
          <text:p text:style-name="P1"><text:span text:style-name="T6">Classe AppFil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8:08:56.432000000</meta:creation-date>
    <dc:date>2017-05-15T09:03:46.526000000</dc:date>
    <meta:editing-duration>PT8M34S</meta:editing-duration>
    <meta:editing-cycles>4</meta:editing-cycles>
    <meta:generator>LibreOffice/5.3.2.2$Windows_x86 LibreOffice_project/6cd4f1ef626f15116896b1d8e1398b56da0d0ee1</meta:generator>
    <meta:document-statistic meta:object-count="21"/>
  </office:meta>
</office:document-meta>
</file>